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4" style:family="graphic" style:parent-style-name="objectwithoutfill">
      <style:graphic-properties svg:stroke-color="#3465a4" draw:marker-end="Pontas_20_das_20_setas_20_8" draw:marker-end-width="0.3cm" draw:fill="none" draw:textarea-vertical-align="middle"/>
    </style:style>
    <style:style style:name="gr5" style:family="graphic" style:parent-style-name="objectwithoutfill">
      <style:graphic-properties svg:stroke-color="#3465a4" draw:fill="none" draw:textarea-vertical-align="middle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.75cm" fo:min-width="3.25cm"/>
    </style:style>
    <style:style style:name="gr7" style:family="graphic" style:parent-style-name="objectwithoutfill">
      <style:graphic-properties svg:stroke-color="#3465a4" draw:marker-end="Pontas_20_das_20_setas_20_9" draw:marker-end-width="0.3cm" draw:fill="none" draw:textarea-vertical-align="middle"/>
    </style:style>
    <style:style style:name="gr8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cm" fo:min-width="0cm"/>
      <style:paragraph-properties style:writing-mode="lr-tb"/>
    </style:style>
    <style:style style:name="gr12" style:family="graphic" style:parent-style-name="standard">
      <style:graphic-properties draw:stroke="none" svg:stroke-color="#3465a4" draw:fill="none" fo:min-height="0.4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cm"/>
      <style:paragraph-properties style:writing-mode="lr-tb"/>
    </style:style>
    <style:style style:name="gr15" style:family="graphic" style:parent-style-name="standard">
      <style:graphic-properties draw:stroke="none" svg:stroke-color="#3465a4" draw:fill="none" fo:min-height="0.713cm"/>
      <style:paragraph-properties style:writing-mode="lr-tb"/>
    </style:style>
    <style:style style:name="gr16" style:family="graphic" style:parent-style-name="objectwithoutfill">
      <style:graphic-properties svg:stroke-color="#3465a4" draw:marker-end="Pontas_20_das_20_setas_20_11" draw:marker-end-width="0.3cm" draw:fill="none" draw:textarea-vertical-align="middle"/>
    </style:style>
    <style:style style:name="gr17" style:family="graphic" style:parent-style-name="objectwithoutfill">
      <style:graphic-properties svg:stroke-color="#3465a4" draw:marker-end="Pontas_20_das_20_setas_20_13" draw:marker-end-width="0.3cm" draw:fill="none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objectwithoutfill">
      <style:graphic-properties svg:stroke-color="#3465a4" draw:marker-end="Pontas_20_das_20_setas_20_19" draw:marker-end-width="0.3cm" draw:fill="none" draw:textarea-vertical-align="middle"/>
    </style:style>
    <style:style style:name="gr21" style:family="graphic" style:parent-style-name="objectwithoutfill">
      <style:graphic-properties svg:stroke-color="#3465a4" draw:marker-end="Pontas_20_das_20_setas_20_20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objectwithoutfill">
      <style:graphic-properties svg:stroke-color="#3465a4" draw:marker-end="Pontas_20_das_20_setas_20_21" draw:marker-end-width="0.3cm" draw:fill="none" draw:textarea-vertical-align="middle"/>
    </style:style>
    <style:style style:name="gr24" style:family="graphic" style:parent-style-name="objectwithoutfill">
      <style:graphic-properties svg:stroke-color="#3465a4" draw:marker-end="Pontas_20_das_20_setas_20_23" draw:marker-end-width="0.3cm" draw:fill="none" draw:textarea-vertical-align="middle"/>
    </style:style>
    <style:style style:name="gr25" style:family="graphic" style:parent-style-name="objectwithoutfill">
      <style:graphic-properties svg:stroke-color="#3465a4" draw:marker-end="Pontas_20_das_20_setas_20_24" draw:marker-end-width="0.3cm" draw:fill="none" draw:textarea-vertical-align="middle"/>
    </style:style>
    <style:style style:name="gr26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solid" draw:fill-color="#b4c7dc" draw:textarea-horizontal-align="left" draw:auto-grow-height="true" draw:auto-grow-width="false" fo:min-height="0.75cm" fo:min-width="0cm"/>
      <style:paragraph-properties style:writing-mode="lr-tb"/>
    </style:style>
    <style:style style:name="gr36" style:family="graphic" style:parent-style-name="objectwithoutfill">
      <style:graphic-properties svg:stroke-color="#3465a4" draw:marker-end="Pontas_20_das_20_setas_20_29" draw:marker-end-width="0.3cm" draw:fill="none" draw:textarea-vertical-align="middle"/>
    </style:style>
    <style:style style:name="gr37" style:family="graphic" style:parent-style-name="objectwithoutfill">
      <style:graphic-properties svg:stroke-color="#3465a4" draw:marker-end="Pontas_20_das_20_setas_20_30" draw:marker-end-width="0.3cm" draw:fill="none" draw:textarea-vertical-align="middle"/>
    </style:style>
    <style:style style:name="P1" style:family="paragraph">
      <style:text-properties fo:color="#000000" loext:opacity="100%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000000" loext:opacity="100%" fo:font-weight="bold" fo:background-color="#000000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weight="bold" fo:background-color="transparent" style:font-weight-asian="normal" style:font-weight-complex="normal"/>
    </style:style>
    <style:style style:name="P6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weight="bold" fo:background-color="transparent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align="end" fo:text-indent="0cm"/>
      <style:text-properties fo:font-weight="bold" fo:background-color="transparent" style:font-weight-asian="normal" style:font-weight-complex="normal"/>
    </style:style>
    <style:style style:name="P13" style:family="paragraph">
      <loext:graphic-properties draw:fill="solid" draw:fill-color="#b4c7dc"/>
      <style:paragraph-properties fo:margin-left="0cm" fo:margin-right="0cm" fo:margin-top="0cm" fo:margin-bottom="0cm" fo:line-height="100%" fo:text-align="end" fo:text-indent="0cm"/>
      <style:text-properties fo:font-weight="bold" fo:background-color="transparent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 fo:font-weight="bold" fo:background-color="transparent" style:font-weight-asian="normal" style:font-weight-complex="normal"/>
    </style:style>
    <style:style style:name="P1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color="#ff0000" loext:opacity="100%" fo:font-weight="bold" fo:background-color="transparent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weight="bold" fo:background-color="transparent" style:font-weight-asian="normal" style:font-weight-complex="normal"/>
    </style:style>
    <style:style style:name="P1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color="#000000" loext:opacity="100%" fo:font-weight="bold" fo:background-color="transparent" style:font-weight-asian="normal" style:font-weight-complex="normal"/>
    </style:style>
    <style:style style:name="P18" style:family="paragraph">
      <loext:graphic-properties draw:fill="none" draw:fill-color="#ffffff"/>
      <style:text-properties fo:font-weight="normal" fo:background-color="#fff5ce" style:font-weight-asian="normal" style:font-weight-complex="normal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style:font-name="Liberation Sans1" fo:font-weight="bold" style:font-name-asian="Liberation Sans1" style:font-weight-asian="bold" style:font-name-complex="Liberation Sans1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pt" fo:language="pt" fo:country="BR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loext:opacity="100%" style:font-name="Liberation Sans1" fo:font-weight="bold" style:font-name-asian="Liberation Sans1" style:font-weight-asian="bold" style:font-name-complex="Liberation Sans1" style:font-weight-complex="bold"/>
    </style:style>
    <style:style style:name="T11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10d0c" loext:opacity="100%" style:font-name="Liberation Sans1" fo:font-weight="bold" style:font-name-asian="Liberation Sans1" style:font-weight-asian="bold" style:font-name-complex="Liberation Sans1" style:font-weight-complex="bold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normal" fo:background-color="#fff5ce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xml:id="id3" draw:id="id3" draw:layer="layout" svg:width="3.25cm" svg:height="0.962cm" svg:x="2cm" svg:y="2cm">
          <draw:text-box>
            <text:p text:style-name="P1"><text:span text:style-name="T1">37 </text:span><text:span text:style-name="T2">·</text:span><text:span text:style-name="T1"> 67</text:span></text:p>
          </draw:text-box>
        </draw:frame>
        <draw:frame draw:style-name="gr2" draw:text-style-name="P4" xml:id="id1" draw:id="id1" draw:layer="layout" svg:width="2.75cm" svg:height="1.5cm" svg:x="8.75cm" svg:y="6.5cm">
          <draw:text-box>
            <text:p text:style-name="P3"><text:span text:style-name="T3">36</text:span><text:span text:style-name="T4"> </text:span><text:span text:style-name="T2">· 77</text:span></text:p>
          </draw:text-box>
        </draw:frame>
        <draw:frame draw:style-name="gr3" draw:text-style-name="P6" draw:layer="layout" svg:width="1.265cm" svg:height="1cm" svg:x="5cm" svg:y="9cm">
          <draw:text-box>
            <text:p text:style-name="P5"><text:span text:style-name="T5">18</text:span></text:p>
          </draw:text-box>
        </draw:frame>
        <draw:connector draw:style-name="gr4" draw:text-style-name="P7" draw:layer="layout" draw:type="line" svg:x1="8.75cm" svg:y1="7.25cm" svg:x2="6.852cm" svg:y2="8.72cm" draw:start-shape="id1" draw:start-glue-point="3" svg:d="M8750 7250l-1898 1470" svg:viewBox="0 0 1899 1471">
          <text:p/>
        </draw:connector>
        <draw:line draw:style-name="gr5" draw:text-style-name="P7" draw:layer="layout" svg:x1="9cm" svg:y1="7.25cm" svg:x2="9.75cm" svg:y2="7.25cm">
          <text:p/>
        </draw:line>
        <draw:line draw:style-name="gr5" draw:text-style-name="P7" draw:layer="layout" svg:x1="11cm" svg:y1="7.25cm" svg:x2="10.25cm" svg:y2="7.25cm">
          <text:p/>
        </draw:line>
        <draw:custom-shape draw:style-name="gr6" draw:text-style-name="P8" draw:layer="layout" svg:width="3.75cm" svg:height="1cm" svg:x="8cm" svg:y="9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1.5cm" svg:y1="7.25cm" svg:x2="13.547cm" svg:y2="8.81cm" draw:start-shape="id1" draw:start-glue-point="1" svg:d="M11500 7250l2047 1560" svg:viewBox="0 0 2048 1561">
          <text:p/>
        </draw:connector>
        <draw:frame draw:style-name="gr8" draw:text-style-name="P6" draw:layer="layout" svg:width="1.265cm" svg:height="1cm" svg:x="12.985cm" svg:y="9cm">
          <draw:text-box>
            <text:p text:style-name="P5"><text:span text:style-name="T5">49</text:span></text:p>
          </draw:text-box>
        </draw:frame>
        <draw:frame draw:style-name="gr9" draw:text-style-name="P6" draw:layer="layout" svg:width="1.265cm" svg:height="1cm" svg:x="6cm" svg:y="18cm">
          <draw:text-box>
            <text:p text:style-name="P5"><text:span text:style-name="T5">18</text:span></text:p>
          </draw:text-box>
        </draw:frame>
        <draw:frame draw:style-name="gr10" draw:text-style-name="P6" draw:layer="layout" svg:width="1.265cm" svg:height="1cm" svg:x="10cm" svg:y="18cm">
          <draw:text-box>
            <text:p text:style-name="P5"><text:span text:style-name="T5">49</text:span></text:p>
          </draw:text-box>
        </draw:frame>
        <draw:frame draw:style-name="gr11" draw:text-style-name="P9" draw:layer="layout" svg:width="1.421cm" svg:height="0.725cm" draw:transform="rotate (-0.610865238198016) translate (12.298cm 7.009cm)">
          <draw:text-box>
            <text:p><text:span text:style-name="T6">(7*7)</text:span></text:p>
          </draw:text-box>
        </draw:frame>
        <draw:frame draw:style-name="gr12" draw:text-style-name="P10" draw:layer="layout" svg:width="1.421cm" svg:height="0.726cm" draw:transform="rotate (0.610865238198015) translate (6.913cm 7.779cm)">
          <draw:text-box>
            <text:p><text:span text:style-name="T6">(3*6)</text:span></text:p>
          </draw:text-box>
        </draw:frame>
        <draw:frame draw:style-name="gr13" draw:text-style-name="P11" draw:layer="layout" svg:width="2.25cm" svg:height="2.743cm" svg:x="5.75cm" svg:y="2.75cm">
          <draw:text-box>
            <text:p text:style-name="P8"><text:span text:style-name="T7">Rearranja</text:span><text:span text:style-name="T8"> os números para simplificar</text:span></text:p>
            <text:p text:style-name="P8"><text:span text:style-name="T8"/></text:p>
            <text:p text:style-name="P8"><text:span text:style-name="T8"><text:s/></text:span></text:p>
            <text:p text:style-name="P8"><text:span text:style-name="T8"/></text:p>
          </draw:text-box>
        </draw:frame>
        <draw:frame draw:style-name="gr14" draw:text-style-name="P4" draw:layer="layout" svg:width="2.75cm" svg:height="1.25cm" svg:x="7.191cm" svg:y="12.579cm">
          <draw:text-box>
            <text:p text:style-name="P3"><text:span text:style-name="T9">3</text:span><text:span text:style-name="T3">6</text:span><text:span text:style-name="T4"> </text:span><text:span text:style-name="T2">· 7</text:span><text:span text:style-name="T10">7</text:span></text:p>
          </draw:text-box>
        </draw:frame>
        <draw:frame draw:style-name="gr15" draw:text-style-name="P10" xml:id="id2" draw:id="id2" draw:layer="layout" svg:width="2.473cm" svg:height="0.963cm" svg:x="9cm" svg:y="2cm">
          <draw:text-box>
            <text:p><text:span text:style-name="T3">3</text:span><text:span text:style-name="T11">6</text:span><text:span text:style-name="T4"> </text:span><text:span text:style-name="T2">· </text:span><text:span text:style-name="T12">7</text:span><text:span text:style-name="T2">7</text:span></text:p>
          </draw:text-box>
        </draw:frame>
        <draw:connector draw:style-name="gr16" draw:text-style-name="P7" draw:layer="layout" draw:type="line" svg:x1="10.236cm" svg:y1="2.963cm" svg:x2="10.125cm" svg:y2="6.5cm" draw:start-shape="id2" draw:start-glue-point="2" draw:end-shape="id1" draw:end-glue-point="0" svg:d="M10236 2963l-111 3537" svg:viewBox="0 0 112 3538">
          <text:p/>
        </draw:connector>
        <draw:connector draw:style-name="gr17" draw:text-style-name="P7" draw:layer="layout" draw:type="line" svg:x1="5.25cm" svg:y1="2.481cm" svg:x2="9cm" svg:y2="2.481cm" draw:start-shape="id3" draw:start-glue-point="1" draw:end-shape="id2" svg:d="M5250 2481h3750" svg:viewBox="0 0 3751 1">
          <text:p/>
        </draw:connector>
        <draw:frame draw:style-name="gr13" draw:text-style-name="P9" xml:id="id4" draw:id="id4" draw:layer="layout" svg:width="1.25cm" svg:height="1cm" svg:x="11.861cm" svg:y="12.5cm">
          <draw:text-box>
            <text:p>21</text:p>
          </draw:text-box>
        </draw:frame>
        <draw:frame draw:style-name="gr18" draw:text-style-name="P4" draw:layer="layout" svg:width="2.75cm" svg:height="1.25cm" svg:x="7.25cm" svg:y="14.25cm">
          <draw:text-box>
            <text:p text:style-name="P3"><text:span text:style-name="T3">3</text:span><text:span text:style-name="T9">6</text:span><text:span text:style-name="T4"> </text:span><text:span text:style-name="T2">· </text:span><text:span text:style-name="T10">7</text:span><text:span text:style-name="T2">7</text:span></text:p>
          </draw:text-box>
        </draw:frame>
        <draw:frame draw:style-name="gr19" draw:text-style-name="P9" xml:id="id6" draw:id="id6" draw:layer="layout" svg:width="1.25cm" svg:height="0.962cm" svg:x="11.861cm" svg:y="14.288cm">
          <draw:text-box>
            <text:p>42</text:p>
          </draw:text-box>
        </draw:frame>
        <draw:line draw:style-name="gr20" draw:text-style-name="P7" draw:layer="layout" svg:x1="9.691cm" svg:y1="13.079cm" svg:x2="11.191cm" svg:y2="13.079cm">
          <text:p/>
        </draw:line>
        <draw:line draw:style-name="gr21" draw:text-style-name="P7" draw:layer="layout" svg:x1="9.691cm" svg:y1="14.829cm" svg:x2="11.191cm" svg:y2="14.829cm">
          <text:p/>
        </draw:line>
        <draw:frame draw:style-name="gr22" draw:text-style-name="P9" xml:id="id5" draw:id="id5" draw:layer="layout" svg:width="1.205cm" svg:height="0.962cm" svg:x="16.045cm" svg:y="13.5cm">
          <draw:text-box>
            <text:p>63</text:p>
          </draw:text-box>
        </draw:frame>
        <draw:connector draw:style-name="gr23" draw:text-style-name="P7" draw:layer="layout" svg:x1="13.111cm" svg:y1="13cm" svg:x2="16.045cm" svg:y2="13.981cm" draw:start-shape="id4" draw:end-shape="id5" svg:d="M13111 13000h1467v981h1467" svg:viewBox="0 0 2935 982">
          <text:p/>
        </draw:connector>
        <draw:connector draw:style-name="gr24" draw:text-style-name="P7" draw:layer="layout" svg:x1="13.111cm" svg:y1="14.769cm" svg:x2="16.045cm" svg:y2="13.981cm" draw:start-shape="id6" draw:end-shape="id5" svg:d="M13111 14769h1467v-788h1467" svg:viewBox="0 0 2935 789">
          <text:p/>
        </draw:connector>
        <draw:line draw:style-name="gr25" draw:text-style-name="P7" draw:layer="layout" svg:x1="10cm" svg:y1="9.75cm" svg:x2="10.75cm" svg:y2="11.5cm">
          <text:p/>
        </draw:line>
        <draw:frame draw:style-name="gr26" draw:text-style-name="P13" draw:layer="layout" svg:width="1.25cm" svg:height="1cm" svg:x="8cm" svg:y="18cm">
          <draw:text-box>
            <text:p text:style-name="P12"><text:span text:style-name="T5">63</text:span></text:p>
          </draw:text-box>
        </draw:frame>
        <draw:frame draw:style-name="gr27" draw:text-style-name="P15" draw:layer="layout" svg:width="1.265cm" svg:height="1cm" svg:x="5.985cm" svg:y="20cm">
          <draw:text-box>
            <text:p text:style-name="P14"><text:span text:style-name="T13">18</text:span></text:p>
          </draw:text-box>
        </draw:frame>
        <draw:frame draw:style-name="gr28" draw:text-style-name="P6" draw:layer="layout" svg:width="1.265cm" svg:height="1cm" svg:x="9.985cm" svg:y="20cm">
          <draw:text-box>
            <text:p text:style-name="P5"><text:span text:style-name="T5">49</text:span></text:p>
          </draw:text-box>
        </draw:frame>
        <draw:frame draw:style-name="gr29" draw:text-style-name="P13" draw:layer="layout" svg:width="1.25cm" svg:height="1cm" svg:x="7.985cm" svg:y="20cm">
          <draw:text-box>
            <text:p text:style-name="P12"><text:span text:style-name="T13">6</text:span><text:span text:style-name="T5">3</text:span></text:p>
          </draw:text-box>
        </draw:frame>
        <draw:frame draw:style-name="gr30" draw:text-style-name="P17" draw:layer="layout" svg:width="2.015cm" svg:height="1cm" svg:x="5.985cm" svg:y="22cm">
          <draw:text-box>
            <text:p text:style-name="P16"><text:span text:style-name="T14">243</text:span></text:p>
          </draw:text-box>
        </draw:frame>
        <draw:frame draw:style-name="gr31" draw:text-style-name="P17" draw:layer="layout" svg:width="1.265cm" svg:height="1cm" svg:x="8.735cm" svg:y="22cm">
          <draw:text-box>
            <text:p text:style-name="P16"><text:span text:style-name="T14">49</text:span></text:p>
          </draw:text-box>
        </draw:frame>
        <draw:frame draw:style-name="gr22" draw:text-style-name="P9" draw:layer="layout" svg:width="14.523cm" svg:height="0.962cm" svg:x="4.448cm" svg:y="16.25cm">
          <draw:text-box>
            <text:p>A partir daqui todo o conteúdo acima não importa.</text:p>
          </draw:text-box>
        </draw:frame>
        <draw:frame draw:style-name="gr32" draw:text-style-name="P15" draw:layer="layout" svg:width="2.015cm" svg:height="1cm" svg:x="6cm" svg:y="23.75cm">
          <draw:text-box>
            <text:p text:style-name="P14"><text:span text:style-name="T13">243</text:span></text:p>
          </draw:text-box>
        </draw:frame>
        <draw:frame draw:style-name="gr33" draw:text-style-name="P6" draw:layer="layout" svg:width="1.265cm" svg:height="1cm" svg:x="8.5cm" svg:y="23.75cm">
          <draw:text-box>
            <text:p text:style-name="P5"><text:span text:style-name="T13">4</text:span><text:span text:style-name="T5">9</text:span></text:p>
          </draw:text-box>
        </draw:frame>
        <draw:frame draw:style-name="gr34" draw:text-style-name="P17" draw:layer="layout" svg:width="2.25cm" svg:height="1cm" svg:x="7cm" svg:y="25.75cm">
          <draw:text-box>
            <text:p text:style-name="P16"><text:span text:style-name="T14">2479</text:span></text:p>
          </draw:text-box>
        </draw:frame>
        <draw:frame draw:style-name="gr22" draw:text-style-name="P18" draw:layer="layout" svg:width="6.035cm" svg:height="1.195cm" svg:x="4.965cm" svg:y="27cm">
          <draw:text-box>
            <text:p><text:span text:style-name="T15">37 * 67 = 2479</text:span></text:p>
          </draw:text-box>
        </draw:frame>
        <draw:frame draw:style-name="gr35" draw:text-style-name="P17" draw:layer="layout" svg:width="2.015cm" svg:height="1cm" svg:x="5.986cm" svg:y="22cm">
          <draw:text-box>
            <text:p text:style-name="P16"><text:span text:style-name="T14">243</text:span></text:p>
          </draw:text-box>
        </draw:frame>
        <draw:line draw:style-name="gr36" draw:text-style-name="P7" draw:layer="layout" svg:x1="8.5cm" svg:y1="21.25cm" svg:x2="6.25cm" svg:y2="21.25cm">
          <text:p/>
        </draw:line>
        <draw:line draw:style-name="gr37" draw:text-style-name="P7" draw:layer="layout" svg:x1="9cm" svg:y1="25cm" svg:x2="6.75cm" svg:y2="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draw:marker draw:name="Pontas_20_das_20_setas_20_13" draw:display-name="Pontas das setas 13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8T06:05:05.751000000</meta:creation-date>
    <dc:date>2022-02-18T09:02:21.597000000</dc:date>
    <meta:editing-duration>PT1M41S</meta:editing-duration>
    <meta:editing-cycles>1</meta:editing-cycles>
    <meta:document-statistic meta:object-count="41"/>
    <meta:generator>LibreOffice/7.2.1.2$Windows_x86 LibreOffice_project/87b77fad49947c1441b67c559c339af8f3517e22</meta:generator>
  </office:meta>
</office:document-meta>
</file>